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uphinPlain" svg:font-family="DauphinPlain"/>
    <style:font-face style:name="Helvetica Neue" svg:font-family="'Helvetica Neue', Helvetica, Arial, sans-serif"/>
    <style:font-face style:name="Lohit Devanagari1" svg:font-family="'Lohit Devanagari'"/>
    <style:font-face style:name="Open Sans" svg:font-family="'Open Sans', Arial,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style:line-height-at-least="0.794cm" fo:text-align="center" style:justify-single-word="false" fo:orphans="2" fo:widows="2" fo:text-indent="0cm" style:auto-text-indent="false"/>
    </style:style>
    <style:style style:name="P2" style:family="paragraph" style:parent-style-name="Text_20_body">
      <style:paragraph-properties fo:margin-left="0.741cm" fo:margin-right="0.741cm" fo:margin-top="0cm" fo:margin-bottom="0.397cm" style:contextual-spacing="false" fo:text-align="justify" style:justify-single-word="false" fo:text-indent="0cm" style:auto-text-indent="false" fo:padding="0cm" fo:border="none"/>
      <style:text-properties fo:padding="0cm" fo:border="none"/>
    </style:style>
    <style:style style:name="P3" style:family="paragraph" style:parent-style-name="Text_20_body">
      <style:paragraph-properties fo:margin-left="0.741cm" fo:margin-right="0.741cm" fo:margin-top="0cm" fo:margin-bottom="0.397cm" style:contextual-spacing="false" fo:text-align="justify" style:justify-single-word="false" fo:text-indent="0cm" style:auto-text-indent="false" fo:padding="0cm" fo:border="none"/>
      <style:text-properties fo:font-variant="normal" fo:text-transform="none" fo:color="#000000" style:font-name="Open Sans" fo:font-size="10.5pt" fo:letter-spacing="normal" fo:font-style="normal" fo:font-weight="normal" fo:padding="0cm" fo:border="none"/>
    </style:style>
    <style:style style:name="P4" style:family="paragraph" style:parent-style-name="Heading_20_4">
      <style:paragraph-properties fo:margin-left="0.265cm" fo:margin-right="0.265cm" fo:margin-top="0.265cm" fo:margin-bottom="0.132cm" style:contextual-spacing="false" style:line-height-at-least="0.476cm" fo:text-align="center" style:justify-single-word="false" fo:orphans="2" fo:widows="2" fo:text-indent="0cm" style:auto-text-indent="false" fo:padding="0cm" fo:border="none"/>
      <style:text-properties fo:color="#000000" style:font-name="Open Sans" fo:font-size="10.5pt" fo:letter-spacing="normal" fo:font-style="italic" fo:font-weight="normal"/>
    </style:style>
    <style:style style:name="P5" style:family="paragraph" style:parent-style-name="Heading_20_1">
      <style:paragraph-properties fo:margin-left="0cm" fo:margin-right="0cm" fo:margin-top="0cm" fo:margin-bottom="0cm" style:contextual-spacing="false" style:line-height-at-least="0.794cm" fo:text-align="center" style:justify-single-word="false" fo:orphans="2" fo:widows="2" fo:text-indent="0cm" style:auto-text-indent="false"/>
      <style:text-properties fo:font-variant="normal" fo:text-transform="none" fo:color="#000000" style:font-name="DauphinPlain" fo:font-size="52.5pt" fo:letter-spacing="normal" fo:font-style="normal" fo:font-weight="normal"/>
    </style:style>
    <style:style style:name="P6" style:family="paragraph" style:parent-style-name="Heading_20_5">
      <style:paragraph-properties fo:margin-left="0.265cm" fo:margin-right="0.265cm" fo:margin-top="0.132cm" fo:margin-bottom="0.529cm" style:contextual-spacing="false" style:line-height-at-least="0.37cm" fo:text-align="center" style:justify-single-word="false" fo:orphans="2" fo:widows="2" fo:text-indent="0cm" style:auto-text-indent="false" fo:padding="0cm" fo:border="none"/>
      <style:text-properties fo:font-variant="normal" fo:text-transform="none" fo:color="#000000" style:font-name="Open Sans" fo:font-size="9pt" fo:letter-spacing="normal" fo:font-style="normal" fo:font-weight="normal"/>
    </style:style>
    <style:style style:name="T1" style:family="text">
      <style:text-properties fo:font-variant="normal" fo:text-transform="none" fo:color="#333333" style:font-name="Helvetica Neue" fo:font-size="13.5pt" fo:letter-spacing="normal" fo:font-style="normal" fo:font-weight="bold" fo:padding="0cm" fo:border="none"/>
    </style:style>
    <style:style style:name="T2" style:family="text">
      <style:text-properties fo:font-variant="normal" fo:text-transform="none" fo:color="#333333" style:font-name="Helvetica Neue" fo:font-size="13.5pt" fo:letter-spacing="normal" fo:font-style="normal" fo:font-weight="normal"/>
    </style:style>
    <style:style style:name="T3" style:family="text">
      <style:text-properties fo:font-variant="normal" fo:text-transform="none" fo:color="#333333" style:font-name="inherit" fo:font-size="13.5pt" fo:letter-spacing="normal" fo:font-style="italic" fo:font-weight="bold" fo:padding="0cm" fo:border="non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Lorem Ipsum</text:h>
      <text:h text:style-name="P4" text:outline-level="4">"Neque porro quisquam est qui dolorem ipsum quia dolor sit amet, consectetur, adipisci velit..."</text:h>
      <text:h text:style-name="P6" text:outline-level="5">"Não há ninguém que ame a dor por si só, que a busque e queira tê-la, simplesmente por ser dor..."</text:h>
      <text:p text:style-name="Horizontal_20_Line"/>
      <text:section text:style-name="Sect1" text:name="lipsum">
        <text:p text:style-name="P2">Lorem ipsum dolor sit amet, consectetur adipiscing elit. Sed rhoncus dui ut odio sagittis, nec aliquet risus mattis. Aenean ornare sapien ligula, gravida interdum quam blandit id. Suspendisse ac ante egestas ante hendrerit aliquet. Fusce quis mi iaculis, laoreet odio dignissim, vehicula libero. Fusce in enim congue, volutpat urna ut, viverra felis. Curabitur dignissim ex egestas, gravida ipsum vel, congue mauris. Vestibulum aliquet vestibulum nulla ac vulputate. Etiam at orci vitae libero consequat luctus eget vel libero. In scelerisque arcu et tellus efficitur bibendum. Nunc luctus, eros et rhoncus pharetra, eros quam volutpat sapien, et ultrices nulla odio id dui. In semper sed neque eu pellentesque. Suspendisse vehicula est feugiat justo aliquet, vitae facilisis est semper. Pellentesque ultricies diam eget massa vulputate, aliquet posuere leo maximus. Pellentesque nec dolor magna. Phasellus erat mi, vulputate a tristique nec, egestas in sapien.</text:p>
        <text:p text:style-name="P3">Sed suscipit cursus elit ut hendrerit. Nulla vehicula nisl id elit tempus, sit amet ornare justo condimentum. Praesent consectetur nunc sit amet leo cursus, non feugiat lorem finibus. Donec in efficitur orci. Integer varius, est eu sagittis tincidunt, magna turpis eleifend urna, eget vehicula ipsum ipsum eu lorem. Morbi a libero est. Sed eu lacinia quam.</text:p>
        <text:p text:style-name="P3">Morbi bibendum eget odio ac luctus. Phasellus egestas laoreet risus, et efficitur leo fringilla sed. Vivamus mi ex, facilisis sit amet sem sed, gravida dictum metus. Quisque in nunc lacus. Fusce aliquam pulvinar lorem eu pellentesque. Nullam nulla tellus, scelerisque ac aliquet eget, ullamcorper eget ante. Nam imperdiet iaculis accumsan. Sed eu velit non lacus volutpat feugiat a id ipsum.</text:p>
        <text:p text:style-name="P3">Proin arcu lacus, venenatis a vestibulum nec, mattis ac neque. Vivamus consectetur tempus diam vestibulum fermentum. Morbi gravida aliquet leo sit amet tincidunt. Proin leo odio, posuere id arcu et, scelerisque posuere odio. Aliquam vitae diam a tellus aliquam accumsan vitae quis magna. Sed porta mollis nulla, ut ornare ante posuere et. Nunc eu nisl tristique turpis commodo volutpat nec sit amet ligula. Suspendisse potenti. Morbi sapien risus, finibus quis metus a, tempor accumsan leo.</text:p>
        <text:p text:style-name="P3">Etiam accumsan massa quis commodo blandit. Phasellus sapien lectus, pretium et vulputate a, gravida id metus. Fusce at justo feugiat, ultrices tellus porttitor, vulputate metus. Vestibulum mattis est vitae augue tincidunt, non tempor metus pretium. Donec quis erat nibh. Maecenas rutrum nec lorem sed gravida. Suspendisse eu accumsan metus. Mauris convallis ligula urna, et viverra purus tincidunt non. Aenean feugiat, felis in auctor pellentesque, ipsum purus vehicula enim, a placerat dui dui non ligula.</text:p>
      </text:section>
      <text:p text:style-name="P1"><text:soft-page-break/><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auphinPlain" svg:font-family="DauphinPlain"/>
    <style:font-face style:name="Helvetica Neue" svg:font-family="'Helvetica Neue', Helvetica, Arial, sans-serif"/>
    <style:font-face style:name="Lohit Devanagari1" svg:font-family="'Lohit Devanagari'"/>
    <style:font-face style:name="Open Sans" svg:font-family="'Open Sans', Arial,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WenQuanYi Zen Hei Sharp" style:font-family-asian="'WenQuanYi Zen Hei Sharp'"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LLIA RODRIGUES</meta:initial-creator>
    <meta:creation-date>2016-09-05T15:38:35.858138672</meta:creation-date>
    <dc:date>2016-09-05T15:39:49.840214633</dc:date>
    <dc:creator>GIULLIA RODRIGUES</dc:creator>
    <meta:editing-duration>P0D</meta:editing-duration>
    <meta:editing-cycles>1</meta:editing-cycles>
    <meta:document-statistic meta:table-count="0" meta:image-count="0" meta:object-count="0" meta:page-count="2" meta:paragraph-count="8" meta:word-count="441" meta:character-count="2909" meta:non-whitespace-character-count="2476"/>
    <meta:generator>LibreOffice/4.2.8.2$Linux_X86_64 LibreOffice_project/420$Build-2</meta:generator>
  </office:meta>
</office:document-meta>
</file>